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ath draw:style-name="gr4" draw:text-style-name="P1" draw:layer="layout" svg:width="2.899cm" svg:height="8.499cm" draw:transform="rotate (-3.14159265358979) translate (31.4cm 9.1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2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2cm" svg:y="10.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699cm" svg:y="10.4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198cm" svg:y="10.4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199cm" svg:y="9.3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698cm" svg:y="9.3cm">
          <text:p/>
          <draw:enhanced-geometry svg:viewBox="0 0 21600 21600" draw:mirror-vertical="false" draw:mirror-horizontal="true" draw:type="rectangle" draw:enhanced-path="M 0 0 L 21600 0 21600 21600 0 21600 0 0 Z N"/>
        </draw:custom-shape>
        <draw:path draw:style-name="gr7" draw:text-style-name="P1" draw:layer="layout" svg:width="1.699cm" svg:height="1.499cm" draw:transform="rotate (-1.5707963267949) translate (30.7cm 9.3cm)" svg:viewBox="0 0 1700 1500" svg:d="m0 1500h1700v-500c0 0-83-57-246-61s-254 61-254 61v-500c0 0 73 64 254 64s246-64 246-64v-500h-1700z">
          <text:p/>
        </draw:path>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5 </text:span></text:p>
            <text:p text:style-name="P2"><text:span text:style-name="T2">© 2012 Jérôme Cornet &lt;jerome@aldorande.net&gt;</text:span></text:p>
          </draw:text-box>
        </draw:frame>
        <draw:frame draw:style-name="gr10" draw:text-style-name="P5" draw:layer="layout" svg:width="1.493cm" svg:height="1.124cm" svg:x="5.108cm" svg:y="21.9cm">
          <draw:text-box>
            <text:p text:style-name="P4"><text:span text:style-name="T3">DC</text:span></text:p>
            <text:p text:style-name="P4"><text:span text:style-name="T3">3A</text:span></text:p>
          </draw:text-box>
        </draw:frame>
        <draw:frame draw:style-name="gr10" draw:text-style-name="P5" draw:layer="layout" svg:width="1.892cm" svg:height="0.71cm" svg:x="22.909cm" svg:y="21.601cm">
          <draw:text-box>
            <text:p text:style-name="P4"><text:span text:style-name="T3">Mode</text:span></text:p>
          </draw:text-box>
        </draw:frame>
        <draw:frame draw:style-name="gr10" draw:text-style-name="P5" draw:layer="layout" svg:width="3.192cm" svg:height="0.71cm" svg:x="20.309cm" svg:y="20.201cm">
          <draw:text-box>
            <text:p text:style-name="P4"><text:span text:style-name="T3">Increment</text:span></text:p>
          </draw:text-box>
        </draw:frame>
        <draw:frame draw:style-name="gr10" draw:text-style-name="P5" draw:layer="layout" svg:width="1.493cm" svg:height="0.71cm" svg:x="5.1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ath draw:style-name="gr4" draw:text-style-name="P1" draw:layer="layout" svg:width="26.899cm" svg:height="2.899cm" draw:transform="rotate (-3.14159265358979) translate (27.6cm 12.4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4" draw:text-style-name="P1" draw:layer="layout" svg:width="26.899cm" svg:height="2.899cm" draw:transform="rotate (-3.14159265358979) translate (27.599cm 16.199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7" draw:text-style-name="P1" draw:layer="layout" svg:width="1.699cm" svg:height="1.499cm" draw:transform="rotate (-1.5707963267949) translate (30.699cm 11.199cm)" svg:viewBox="0 0 1700 1500" svg:d="m0 1500h1700v-500c0 0-83-57-246-61s-254 61-254 61v-500c0 0 73 64 254 64s246-64 246-64v-500h-1700z">
          <text:p/>
        </draw:path>
        <draw:path draw:style-name="gr7" draw:text-style-name="P1" draw:layer="layout" svg:width="1.699cm" svg:height="1.499cm" draw:transform="rotate (-1.5707963267949) translate (30.698cm 13.098cm)" svg:viewBox="0 0 1700 1500" svg:d="m0 1500h1700v-500c0 0-83-57-246-61s-254 61-254 61v-500c0 0 73 64 254 64s246-64 246-64v-500h-1700z">
          <text:p/>
        </draw:path>
        <draw:path draw:style-name="gr7" draw:text-style-name="P1" draw:layer="layout" svg:width="1.699cm" svg:height="1.499cm" draw:transform="rotate (-1.5707963267949) translate (30.697cm 14.997cm)" svg:viewBox="0 0 1700 1500" svg:d="m0 1500h1700v-500c0 0-83-57-246-61s-254 61-254 61v-500c0 0 73 64 254 64s246-64 246-64v-500h-1700z">
          <text:p/>
        </draw:path>
        <draw:path draw:style-name="gr4" draw:text-style-name="P1" draw:layer="layout" svg:width="2.899cm" svg:height="8.499cm" draw:transform="rotate (-3.14159265358979) translate (31.399cm 25.399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9-05T22:34:48</dc:date>
    <meta:editing-duration>P1DT5H28M10S</meta:editing-duration>
    <meta:editing-cycles>56</meta:editing-cycles>
    <meta:generator>LibreOffice/3.5$MacOSX_x86 LibreOffice_project/e0fbe70-dcba98b-297ab39-994e618-0f858f0</meta:generator>
    <meta:document-statistic meta:object-count="116"/>
  </office:meta>
</office:document-meta>
</file>